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1.1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gr3" style:family="graphic" style:parent-style-name="standard">
      <style:graphic-properties draw:fill-color="#fcd4d1" draw:textarea-horizontal-align="justify" draw:textarea-vertical-align="middle" draw:auto-grow-height="false" fo:min-height="2.15cm" fo:min-width="3.6cm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3.75cm" fo:min-width="4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65cm" fo:min-width="1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65cm" fo:min-width="1.2cm"/>
    </style:style>
    <style:style style:name="gr9" style:family="graphic" style:parent-style-name="objectwithoutfill">
      <style:graphic-properties draw:marker-end="Arrow" draw:marker-end-width="0.3cm" draw:fill="none" draw:fill-color="#faa61a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0.35cm" fo:min-width="7cm"/>
    </style:style>
    <style:style style:name="gr12" style:family="graphic" style:parent-style-name="standard">
      <style:graphic-properties draw:textarea-horizontal-align="justify" draw:textarea-vertical-align="middle" draw:auto-grow-height="false" fo:min-height="10.25cm" fo:min-width="17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2.85cm" fo:min-width="7.5cm"/>
    </style:style>
    <style:style style:name="gr15" style:family="graphic" style:parent-style-name="standard">
      <style:graphic-properties draw:fill-color="#f8aa97" draw:textarea-horizontal-align="justify" draw:textarea-vertical-align="middle" draw:auto-grow-height="false" fo:min-height="1.05cm" fo:min-width="3.9cm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1.55cm" fo:min-width="4.9cm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25cm" fo:min-width="2.1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25cm" fo:min-width="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fcd4d1"/>
      <style:paragraph-properties fo:text-align="center"/>
    </style:style>
    <style:style style:name="P4" style:family="paragraph">
      <loext:graphic-properties draw:fill-color="#faa61a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aa61a"/>
      <style:paragraph-properties fo:text-align="center"/>
    </style:style>
    <style:style style:name="P8" style:family="paragraph">
      <loext:graphic-properties draw:fill="none" draw:fill-color="#f9a870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8aa97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1.4cm" svg:x="1.6cm" svg:y="1.5cm">
          <text:p text:style-name="P1">local-noi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1.4cm" svg:x="8.4cm" svg:y="1.5cm">
          <text:p text:style-name="P1">install.sh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1cm" svg:height="2.4cm" svg:x="1.6cm" svg:y="3.6cm">
          <text:p text:style-name="P1">Crontab</text:p>
          <text:p text:style-name="P1">@reboot</text:p>
          <text:p text:style-name="P1">&gt;&gt;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4cm" svg:x="8.3cm" svg:y="3.8cm">
          <text:p text:style-name="P1">Rutas</text:p>
          <text:p text:style-name="P1">&gt;&gt; crontab</text:p>
          <text:p text:style-name="P1">Cp&gt;crontab.tipo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1cm" svg:height="1.4cm" svg:x="1.7cm" svg:y="8.8cm">
          <text:p text:style-name="P1">lan-status.sh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1.7cm" svg:height="1.9cm" svg:x="1.7cm" svg:y="11.6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1.7cm" svg:height="1.9cm" svg:x="4.1cm" svg:y="11.6cm">
          <text:p text:style-name="P1">Si?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.7cm" svg:y1="2.2cm" svg:x2="8.4cm" svg:y2="2.2cm" draw:start-shape="id1" draw:start-glue-point="1" draw:end-shape="id2" draw:end-glue-point="3" svg:d="M5700 2200h2700" svg:viewBox="0 0 2701 1">
          <text:p/>
        </draw:connector>
        <draw:connector draw:style-name="gr6" draw:text-style-name="P6" draw:layer="layout" svg:x1="10.45cm" svg:y1="2.9cm" svg:x2="10.55cm" svg:y2="3.8cm" draw:start-shape="id2" draw:start-glue-point="2" draw:end-shape="id3" draw:end-glue-point="0" svg:d="M10450 2900v450h100v450" svg:viewBox="0 0 101 901">
          <text:p/>
        </draw:connector>
        <draw:connector draw:style-name="gr6" draw:text-style-name="P6" draw:layer="layout" svg:x1="8.3cm" svg:y1="5.8cm" svg:x2="5.7cm" svg:y2="4.8cm" draw:start-shape="id3" draw:start-glue-point="3" draw:end-shape="id4" draw:end-glue-point="1" svg:d="M8300 5800h-1300v-1000h-1300" svg:viewBox="0 0 2601 1001">
          <text:p/>
        </draw:connector>
        <draw:connector draw:style-name="gr6" draw:text-style-name="P6" draw:layer="layout" svg:x1="3.65cm" svg:y1="6cm" svg:x2="3.75cm" svg:y2="8.8cm" draw:start-shape="id4" draw:start-glue-point="2" draw:end-shape="id5" draw:end-glue-point="0" svg:d="M3650 6000v1400h100v1400" svg:viewBox="0 0 101 2801">
          <text:p/>
        </draw:connector>
        <draw:connector draw:style-name="gr6" draw:text-style-name="P6" draw:layer="layout" svg:x1="3.75cm" svg:y1="10.2cm" svg:x2="2.55cm" svg:y2="11.6cm" draw:start-shape="id5" draw:start-glue-point="2" draw:end-shape="id6" draw:end-glue-point="0" svg:d="M3750 10200v700h-1200v700" svg:viewBox="0 0 1201 1401">
          <text:p/>
        </draw:connector>
        <draw:connector draw:style-name="gr6" draw:text-style-name="P6" draw:layer="layout" svg:x1="3.75cm" svg:y1="10.2cm" svg:x2="4.95cm" svg:y2="11.6cm" draw:start-shape="id5" draw:start-glue-point="2" draw:end-shape="id7" draw:end-glue-point="0" svg:d="M3750 10200v700h1200v700" svg:viewBox="0 0 1201 1401">
          <text:p/>
        </draw:connector>
        <draw:custom-shape draw:style-name="gr2" draw:text-style-name="P1" xml:id="id8" draw:id="id8" draw:layer="layout" svg:width="4.1cm" svg:height="1.4cm" svg:x="9cm" svg:y="16.3cm">
          <text:p text:style-name="P1">mailing.sh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4.4cm" svg:height="1.3cm" svg:x="15.2cm" svg:y="16.3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7cm" svg:height="1.9cm" svg:x="10.2cm" svg:y="19.7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1.05cm" svg:y1="17.7cm" svg:x2="11.05cm" svg:y2="19.7cm" draw:start-shape="id8" draw:start-glue-point="2" draw:end-shape="id9" draw:end-glue-point="0" svg:d="M11050 17700v2000" svg:viewBox="0 0 1 2001">
          <text:p/>
        </draw:connector>
        <draw:connector draw:style-name="gr9" draw:text-style-name="P7" draw:layer="layout" svg:x1="15.2cm" svg:y1="16.95cm" svg:x2="13.1cm" svg:y2="17cm" draw:start-shape="id10" draw:start-glue-point="3" draw:end-shape="id8" draw:end-glue-point="1" svg:d="M15200 16950h-1050v50h-1050" svg:viewBox="0 0 2101 51">
          <text:p/>
        </draw:connector>
        <draw:custom-shape draw:style-name="gr2" draw:text-style-name="P1" xml:id="id13" draw:id="id13" draw:layer="layout" svg:width="4.1cm" svg:height="1.4cm" svg:x="10.2cm" svg:y="8.9cm">
          <text:p text:style-name="P1">equal-ip.sh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7cm" svg:height="1.9cm" svg:x="10.2cm" svg:y="11.4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7cm" svg:height="1.9cm" svg:x="12.6cm" svg:y="11.4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1.7cm" svg:height="1.9cm" svg:x="16.4cm" svg:y="11.5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4.3cm" svg:y1="12.35cm" svg:x2="16.4cm" svg:y2="12.45cm" draw:start-shape="id11" draw:start-glue-point="1" draw:end-shape="id12" draw:end-glue-point="3" svg:d="M14300 12350h1050v100h1050" svg:viewBox="0 0 2101 101">
          <text:p/>
        </draw:connector>
        <draw:connector draw:style-name="gr10" draw:text-style-name="P8" draw:layer="layout" svg:x1="12.25cm" svg:y1="10.3cm" svg:x2="13.45cm" svg:y2="11.4cm" draw:start-shape="id13" draw:start-glue-point="2" draw:end-shape="id11" draw:end-glue-point="0" svg:d="M12250 10300v550h1200v550" svg:viewBox="0 0 1201 1101">
          <text:p/>
        </draw:connector>
        <draw:connector draw:style-name="gr10" draw:text-style-name="P8" draw:layer="layout" svg:x1="12.25cm" svg:y1="10.3cm" svg:x2="11.05cm" svg:y2="11.4cm" draw:start-shape="id13" draw:start-glue-point="2" draw:end-shape="id14" draw:end-glue-point="0" svg:d="M12250 10300v550h-1200v550" svg:viewBox="0 0 1201 1101">
          <text:p/>
        </draw:connector>
        <draw:connector draw:style-name="gr10" draw:text-style-name="P8" draw:layer="layout" svg:x1="11.05cm" svg:y1="13.3cm" svg:x2="11.05cm" svg:y2="16.3cm" draw:start-shape="id14" draw:start-glue-point="2" draw:end-shape="id8" draw:end-glue-point="0" svg:d="M11050 13300v3000" svg:viewBox="0 0 1 3001">
          <text:p/>
        </draw:connector>
        <draw:connector draw:style-name="gr10" draw:text-style-name="P8" draw:layer="layout" svg:x1="5.8cm" svg:y1="12.55cm" svg:x2="10.2cm" svg:y2="9.6cm" draw:start-shape="id7" draw:start-glue-point="1" draw:end-shape="id13" draw:end-glue-point="3" svg:d="M5800 12550h2200v-2950h2200" svg:viewBox="0 0 4401 2951">
          <text:p/>
        </draw:connector>
        <draw:connector draw:style-name="gr10" draw:text-style-name="P8" draw:layer="layout" svg:x1="2.55cm" svg:y1="13.5cm" svg:x2="1.6cm" svg:y2="4.8cm" draw:start-shape="id6" draw:start-glue-point="2" draw:end-shape="id4" draw:end-glue-point="3" svg:d="M2550 13500v501h-1451v-9201h501" svg:viewBox="0 0 1452 9202">
          <text:p/>
        </draw:connector>
      </draw:page>
      <draw:page draw:name="page2" draw:style-name="dp1" draw:master-page-name="Default">
        <draw:custom-shape draw:style-name="gr11" draw:text-style-name="P1" xml:id="id24" draw:id="id24" draw:layer="layout" svg:width="7.5cm" svg:height="10.6cm" svg:x="12.3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0" draw:id="id30" draw:layer="layout" svg:width="18.3cm" svg:height="10.5cm" svg:x="1.3cm" svg:y="5.2cm">
          <text:p text:style-name="P1"/>
          <draw:enhanced-geometry svg:viewBox="0 0 21600 21600" draw:type="rectangle" draw:enhanced-path="M 0 0 L 21600 0 21600 21600 0 21600 0 0 Z N"/>
        </draw:custom-shape>
        <draw:frame draw:style-name="gr13" draw:text-style-name="P10" xml:id="id15" draw:id="id15" draw:layer="layout" svg:width="3.499cm" svg:height="0.962cm" svg:x="2.3cm" svg:y="5.5cm">
          <draw:text-box>
            <text:p text:style-name="P9"><text:span text:style-name="T1">lan-status</text:span></text:p>
          </draw:text-box>
        </draw:frame>
        <draw:custom-shape draw:style-name="gr5" draw:text-style-name="P5" xml:id="id16" draw:id="id16" draw:layer="layout" svg:width="1.7cm" svg:height="1.9cm" svg:x="16.1cm" svg:y="5.5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5" draw:text-style-name="P5" xml:id="id25" draw:id="id25" draw:layer="layout" svg:width="1.7cm" svg:height="1.9cm" svg:x="8.7cm" svg:y="6.8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4.1cm" svg:height="1.4cm" svg:x="4.3cm" svg:y="17.7cm">
          <text:p text:style-name="P1">mailing.sh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4.4cm" svg:height="1.3cm" svg:x="14.729cm" svg:y="19.4cm">
          <text:p text:style-name="P1">Ip = ip?</text:p>
          <draw:enhanced-geometry svg:viewBox="0 0 21600 21600" draw:type="rectangle" draw:enhanced-path="M 0 0 L 21600 0 21600 21600 0 21600 0 0 Z N"/>
        </draw:custom-shape>
        <draw:custom-shape draw:style-name="gr5" draw:text-style-name="P5" xml:id="id18" draw:id="id18" draw:layer="layout" svg:width="1.7cm" svg:height="1.9cm" svg:x="17.429cm" svg:y="21.2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7cm" svg:height="1.9cm" svg:x="14.729cm" svg:y="21.3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1.7cm" svg:height="1.9cm" svg:x="17.429cm" svg:y="24.1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.799cm" svg:y1="5.981cm" svg:x2="16.1cm" svg:y2="6.45cm" draw:start-shape="id15" draw:start-glue-point="1" draw:end-shape="id16" draw:end-glue-point="3" svg:d="M5799 5981h5150v469h5151" svg:viewBox="0 0 10302 470">
          <text:p/>
        </draw:connector>
        <draw:connector draw:style-name="gr6" draw:text-style-name="P6" draw:layer="layout" svg:x1="16.929cm" svg:y1="20.7cm" svg:x2="18.279cm" svg:y2="21.2cm" draw:start-shape="id17" draw:start-glue-point="2" draw:end-shape="id18" draw:end-glue-point="0" svg:d="M16929 20700v250h1350v250" svg:viewBox="0 0 1351 501">
          <text:p/>
        </draw:connector>
        <draw:connector draw:style-name="gr6" draw:text-style-name="P6" draw:layer="layout" svg:x1="16.929cm" svg:y1="20.7cm" svg:x2="15.579cm" svg:y2="21.3cm" draw:start-shape="id17" draw:start-glue-point="2" draw:end-shape="id19" draw:end-glue-point="0" svg:d="M16929 20700v300h-1350v300" svg:viewBox="0 0 1351 601">
          <text:p/>
        </draw:connector>
        <draw:connector draw:style-name="gr6" draw:text-style-name="P6" draw:layer="layout" svg:x1="18.279cm" svg:y1="23.1cm" svg:x2="18.279cm" svg:y2="24.1cm" draw:start-shape="id18" draw:start-glue-point="2" draw:end-shape="id20" draw:end-glue-point="0" svg:d="M18279 23100v1000" svg:viewBox="0 0 1 1001">
          <text:p/>
        </draw:connector>
        <draw:connector draw:style-name="gr6" draw:text-style-name="P6" draw:layer="layout" svg:x1="15.579cm" svg:y1="23.2cm" svg:x2="6.35cm" svg:y2="17.7cm" draw:start-shape="id19" draw:start-glue-point="2" draw:end-shape="id21" draw:end-glue-point="0" svg:d="M15579 23200v501h-4014v-6502h-5215v501" svg:viewBox="0 0 9230 6503">
          <text:p/>
        </draw:connector>
        <draw:custom-shape draw:style-name="gr14" draw:text-style-name="P4" xml:id="id28" draw:id="id28" draw:layer="layout" svg:width="8cm" svg:height="3.1cm" svg:x="2.6cm" svg:y="12.1cm">
          <text:p text:style-name="P1">Cp crontab &gt; crontab.tipo</text:p>
          <text:p text:style-name="P1">lan-status[10min]&gt;&gt;crontab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9" draw:id="id29" draw:layer="layout" svg:width="4.4cm" svg:height="1.3cm" svg:x="2.6cm" svg:y="2.2cm">
          <text:p text:style-name="P1">Crontab</text:p>
          <draw:enhanced-geometry svg:viewBox="0 0 21600 21600" draw:type="rectangle" draw:enhanced-path="M 0 0 L 21600 0 21600 21600 0 21600 0 0 Z N"/>
        </draw:custom-shape>
        <draw:custom-shape draw:style-name="gr16" draw:text-style-name="P4" xml:id="id26" draw:id="id26" draw:layer="layout" svg:width="5.4cm" svg:height="1.8cm" svg:x="2.6cm" svg:y="8.3cm">
          <text:p text:style-name="P1">Cronr?</text:p>
          <text:p text:style-name="P1">|no| <text:s text:c="15"/>|si|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2" draw:id="id22" draw:layer="layout" svg:width="2.6cm" svg:height="1.5cm" svg:x="15.6cm" svg:y="8.3cm">
          <text:p text:style-name="P1">cronr&gt;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3" draw:id="id23" draw:layer="layout" svg:width="7.5cm" svg:height="1.5cm" svg:x="11.9cm" svg:y="11.5cm">
          <text:p text:style-name="P1">Cp crontab.tipo &gt; crontab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6.95cm" svg:y1="7.4cm" svg:x2="16.9cm" svg:y2="8.3cm" draw:start-shape="id16" draw:start-glue-point="2" draw:end-shape="id22" draw:end-glue-point="0" svg:d="M16950 7400v450h-50v450" svg:viewBox="0 0 51 901">
          <text:p/>
        </draw:connector>
        <draw:connector draw:style-name="gr10" draw:text-style-name="P8" draw:layer="layout" svg:x1="16.9cm" svg:y1="9.8cm" svg:x2="15.65cm" svg:y2="11.5cm" draw:start-shape="id22" draw:start-glue-point="2" draw:end-shape="id23" svg:d="M16900 9800v850h-1250v850" svg:viewBox="0 0 1251 1701">
          <text:p/>
        </draw:connector>
        <draw:connector draw:style-name="gr10" draw:text-style-name="P8" draw:layer="layout" svg:x1="15.65cm" svg:y1="13cm" svg:x2="16.05cm" svg:y2="17.9cm" draw:start-shape="id23" draw:start-glue-point="2" draw:end-shape="id24" draw:end-glue-point="0" svg:d="M15650 13000v2450h400v2450" svg:viewBox="0 0 401 4901">
          <text:p/>
        </draw:connector>
        <draw:connector draw:style-name="gr10" draw:text-style-name="P8" draw:layer="layout" svg:x1="5.799cm" svg:y1="5.981cm" svg:x2="9.55cm" svg:y2="6.8cm" draw:start-shape="id15" draw:start-glue-point="1" draw:end-shape="id25" draw:end-glue-point="0" svg:d="M5799 5981h3751v819" svg:viewBox="0 0 3752 820">
          <text:p/>
        </draw:connector>
        <draw:connector draw:style-name="gr10" draw:text-style-name="P8" draw:layer="layout" svg:x1="8.7cm" svg:y1="7.75cm" svg:x2="5.3cm" svg:y2="8.3cm" draw:start-shape="id25" draw:start-glue-point="3" draw:end-shape="id26" draw:end-glue-point="0" svg:d="M8700 7750h-3400v550" svg:viewBox="0 0 3401 551">
          <text:p/>
        </draw:connector>
        <draw:custom-shape draw:style-name="gr17" draw:text-style-name="P4" xml:id="id27" draw:id="id27" draw:layer="layout" svg:width="2.6cm" svg:height="1.5cm" svg:x="2.6cm" svg:y="10.3cm">
          <text:p text:style-name="P1">cronr&gt;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2.6cm" svg:y1="9.2cm" svg:x2="2.6cm" svg:y2="11.05cm" draw:start-shape="id26" draw:start-glue-point="3" draw:end-shape="id27" draw:end-glue-point="3" svg:d="M2600 9200h-501v1850h501" svg:viewBox="0 0 502 1851">
          <text:p/>
        </draw:connector>
        <draw:connector draw:style-name="gr10" draw:text-style-name="P8" draw:layer="layout" svg:x1="5.2cm" svg:y1="11.05cm" svg:x2="6.6cm" svg:y2="12.1cm" draw:start-shape="id27" draw:start-glue-point="1" draw:end-shape="id28" draw:end-glue-point="0" svg:d="M5200 11050h1400v1050" svg:viewBox="0 0 1401 1051">
          <text:p/>
        </draw:connector>
        <draw:connector draw:style-name="gr10" draw:text-style-name="P8" draw:layer="layout" draw:line-skew="-0.399cm" svg:x1="2.6cm" svg:y1="13.65cm" svg:x2="2.6cm" svg:y2="2.85cm" draw:start-shape="id28" draw:start-glue-point="3" draw:end-shape="id29" svg:d="M2600 13650h-900v-10800h900" svg:viewBox="0 0 901 10801">
          <text:p/>
        </draw:connector>
        <draw:connector draw:style-name="gr10" draw:text-style-name="P8" draw:layer="layout" svg:x1="4.8cm" svg:y1="3.5cm" svg:x2="10.45cm" svg:y2="5.2cm" draw:start-shape="id29" draw:start-glue-point="2" draw:end-shape="id30" draw:end-glue-point="0" svg:d="M4800 3500v850h5650v850" svg:viewBox="0 0 5651 1701">
          <text:p/>
        </draw:connector>
        <draw:connector draw:style-name="gr10" draw:text-style-name="P8" draw:layer="layout" draw:line-skew="-0.201cm -1cm" svg:x1="8cm" svg:y1="9.2cm" svg:x2="2.6cm" svg:y2="2.85cm" draw:start-shape="id26" draw:start-glue-point="1" draw:end-shape="id29" draw:end-glue-point="3" svg:d="M8000 9200h300v-4300h-6201v-2050h501" svg:viewBox="0 0 6202 6351">
          <text:p/>
        </draw:connector>
        <draw:frame draw:style-name="gr19" draw:text-style-name="P10" draw:layer="layout" svg:width="3.25cm" svg:height="1.673cm" svg:x="12.55cm" svg:y="18.1cm">
          <draw:text-box>
            <text:p text:style-name="P9"><text:span text:style-name="T1">equal-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30:58.081728316</meta:creation-date>
    <dc:date>2019-06-15T17:14:14.009235617</dc:date>
    <meta:editing-duration>PT50M6S</meta:editing-duration>
    <meta:editing-cycles>11</meta:editing-cycles>
    <meta:generator>LibreOffice/6.0.7.3$Linux_X86_64 LibreOffice_project/00m0$Build-3</meta:generator>
    <meta:document-statistic meta:object-count="60"/>
  </office:meta>
</office:document-meta>
</file>